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4c67" officeooo:paragraph-rsid="00164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é a cadeira?</text:p>
      <text:p text:style-name="P1">Cadeira ministrada por Márcio, as vezes por Fernando Castor.</text:p>
      <text:p text:style-name="P1">Basicamente é sobre os paradigmas funcional, lidando com a linguagem de programação Haskell, e sobre concorrência, introduzidas em Java e depois vistas em Haskell.</text:p>
      <text:p text:style-name="P1">As vezes quando dá tempo é visto linguagens de script como Lua.</text:p>
      <text:p text:style-name="P1">Ao fim tem um projeto que é Haskell e deve ter threads. Geralmente é feito um jogo, mas não necessariamente precisaria ser.</text:p>
      <text:p text:style-name="P1"/>
      <text:p text:style-name="P1">As aulas são no Grad, são bem práticas com Márcio explicando exemplos e codando na hora para explicar oque fala.</text:p>
      <text:p text:style-name="P1"/>
      <text:p text:style-name="P1">Oque fazer para passar?</text:p>
      <text:p text:style-name="P1">Praticar desde o começo Haskell, em sites de exercícios como o CodeWars é uma boa ideia, mas lembre de usar as funções e conceitos que ele dá pra praticar o assunto e não só fazer questão.</text:p>
      <text:p text:style-name="P1">Depois fazer o projeto para aprender concorrência em Haskell, e só praticar concorrência em java na mão me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9S</meta:editing-duration>
    <meta:editing-cycles>3</meta:editing-cycles>
    <meta:generator>LibreOffice/5.1.6.2$Linux_X86_64 LibreOffice_project/10m0$Build-2</meta:generator>
    <dc:date>2018-11-14T21:40:00.511444094</dc:date>
    <meta:document-statistic meta:table-count="0" meta:image-count="0" meta:object-count="0" meta:page-count="1" meta:paragraph-count="9" meta:word-count="149" meta:character-count="859" meta:non-whitespace-character-count="719"/>
    <meta:user-defined meta:name="Info 1"/>
    <meta:user-defined meta:name="Info 2"/>
    <meta:user-defined meta:name="Info 3"/>
    <meta:user-defined meta:name="Info 4"/>
  </office:meta>
</office:document-meta>
</file>